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/>
    </style:style>
    <style:style style:name="T1" style:family="text">
      <style:text-properties fo:font-variant="normal" fo:text-transform="none" fo:color="#313131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313131" fo:letter-spacing="normal"/>
    </style:style>
    <style:style style:name="T3" style:family="text">
      <style:text-properties fo:color="#313131" style:font-name="Open Sans" fo:font-size="12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Добавим текстовый файл в каталог вашего репозитория, чтобы его можно было потом легко отредактировать. Можете просто создать текстовый файл в редакторе </text:span><text:span text:style-name="Emphasis"><text:span text:style-name="T3">Wordpad</text:span></text:span><text:span text:style-name="T2"> </text:span><text:span text:style-name="T1">с одной строкой.</text:span> </text:p>
      <text:p text:style-name="P1"/>
      <text:p text:style-name="P2">Я внес измен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4</meta:editing-cycles>
    <meta:generator>OpenOffice/4.1.13$Win32 OpenOffice.org_project/4113m1$Build-9810</meta:generator>
    <dc:date>2023-03-09T16:43:47.43</dc:date>
    <meta:document-statistic meta:table-count="0" meta:image-count="0" meta:object-count="0" meta:page-count="1" meta:paragraph-count="2" meta:word-count="28" meta:character-count="193"/>
    <meta:user-defined meta:name="Info 1"/>
    <meta:user-defined meta:name="Info 2"/>
    <meta:user-defined meta:name="Info 3"/>
    <meta:user-defined meta:name="Info 4"/>
  </office:meta>
</office:document-meta>
</file>